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21mm"/>
    </style:style>
    <style:style style:name="co2" style:family="table-column">
      <style:table-column-properties fo:break-before="auto" style:column-width="39.18mm"/>
    </style:style>
    <style:style style:name="co3" style:family="table-column">
      <style:table-column-properties fo:break-before="auto" style:column-width="27.01mm"/>
    </style:style>
    <style:style style:name="co4" style:family="table-column">
      <style:table-column-properties fo:break-before="auto" style:column-width="28.42mm"/>
    </style:style>
    <style:style style:name="co5" style:family="table-column">
      <style:table-column-properties fo:break-before="auto" style:column-width="33.2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24.11mm"/>
    </style:style>
    <style:style style:name="co9" style:family="table-column">
      <style:table-column-properties fo:break-before="auto" style:column-width="109.18mm"/>
    </style:style>
    <style:style style:name="co10" style:family="table-column">
      <style:table-column-properties fo:break-before="auto" style:column-width="23.65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30.09mm"/>
    </style:style>
    <style:style style:name="co13" style:family="table-column">
      <style:table-column-properties fo:break-before="auto" style:column-width="36.7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print_20_1_20_">
      <style:table-properties table:display="true" style:writing-mode="lr-tb"/>
    </style:style>
    <style:style style:name="ta2" style:family="table" style:master-page-name="PageStyle_5f_Sprint_20_2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eaf1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1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2">
          <table:table-cell table:style-name="ce1"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2">
          <table:table-cell table:style-name="ce2" office:value-type="string" calcext:value-type="string">
            <text:p>Item em Backlog</text:p>
          </table:table-cell>
          <table:table-cell table:style-name="ce2" office:value-type="string" calcext:value-type="string">
            <text:p>Prioridade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azo em Dias</text:p>
          </table:table-cell>
          <table:table-cell table:style-name="ce2" office:value-type="string" calcext:value-type="string">
            <text:p>Revisão do Sprint</text:p>
          </table:table-cell>
          <table:table-cell table:style-name="ce2" office:value-type="string" calcext:value-type="string">
            <text:p>Prazo Gasto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/>
          <table:table-cell table:style-name="ce8"/>
          <table:table-cell table:style-name="ce10" table:number-columns-repeated="2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Requisito 1: Requisitos, modelagem e documentação</text:p>
          </table:table-cell>
          <table:table-cell table:style-name="ce8"/>
          <table:table-cell table:style-name="ce10" table:number-columns-repeated="2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Modelagem e documentação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/Ezequiel</text:p>
          </table:table-cell>
          <table:table-cell table:style-name="ce4" office:value-type="string" calcext:value-type="string">
            <text:p>Terminad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6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Requisito 2: <text:s/>Cadastro dos usuários e Login</text:p>
          </table:table-cell>
          <table:table-cell table:style-name="ce8"/>
          <table:table-cell table:style-name="ce10" table:number-columns-repeated="2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Layouts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8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cadastra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9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consultar/edita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0])" office:value-type="float" office:value="0" calcext:value-type="float">
            <text:p>0</text:p>
          </table:table-cell>
          <table:table-cell table:style-name="ce1">
            <draw:frame table:end-cell-address="'Sprint 1 '.P21" table:end-x="21.94mm" table:end-y="5.54mm" draw:z-index="0" draw:name="Chart 1" draw:style-name="gr1" draw:text-style-name="P1" svg:width="200.02mm" svg:height="65.31mm" svg:x="14.82mm" svg:y="1.37mm">
              <loext:p draw:notify-on-update-of-ranges="'Sprint 1 '.F3:'Sprint 1 '.F3 'Sprint 1 '.E22:'Sprint 1 '.E2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anexar Documentos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1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exclui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2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Requisito 3: Protocolos e criação de processos</text:p>
          </table:table-cell>
          <table:table-cell table:style-name="ce10" table:number-columns-repeated="3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Layout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4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Função de Protocolos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5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Requisito 4: <text:s/>Visualizar e alterar processos</text:p>
          </table:table-cell>
          <table:table-cell table:style-name="ce10" table:number-columns-repeated="3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Layouts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7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visualiza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8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altera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9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atualiza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20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exclui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21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style-name="ce6" table:formula="of:=SUM([.E6:.E21])" office:value-type="float" office:value="96" calcext:value-type="float">
            <text:p>96</text:p>
          </table:table-cell>
          <table:table-cell table:style-name="ce6" table:formula="of:=SUM([.F6:.F21])" office:value-type="float" office:value="0" calcext:value-type="float">
            <text:p>0</text:p>
          </table:table-cell>
          <table:table-cell table:style-name="ce6" table:formula="of:=SUM([.G6:.G21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 table:number-rows-repeated="3">
          <table:table-cell table:style-name="ce1"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1">
          <table:table-cell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1" table:number-rows-repeated="8">
          <table:table-cell table:style-name="ce1"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80">
          <table:table-cell table:style-name="ce1"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1" table:number-rows-repeated="885">
          <table:table-cell/>
          <table:table-cell table:style-name="ce11"/>
          <table:table-cell table:number-columns-repeated="1022"/>
        </table:table-row>
        <table:table-row table:style-name="ro4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2" table:style-name="ta2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7"/>
          <table:table-cell table:style-name="ce1" table:number-columns-repeated="5"/>
          <table:table-cell table:style-name="ce1">
            <draw:frame table:end-cell-address="'Sprint 2'.P16" table:end-x="19.56mm" table:end-y="0.25mm" draw:z-index="0" draw:name="Chart 2" draw:style-name="gr1" draw:text-style-name="P1" svg:width="200.02mm" svg:height="83.27mm" svg:x="12.44mm" svg:y="4.56mm">
              <loext:p draw:notify-on-update-of-ranges="'Sprint 2'.F3:'Sprint 2'.F3 'Sprint 2'.E15:'Sprint 2'.E1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5"/>
          <table:table-cell table:number-columns-repeated="1001"/>
        </table:table-row>
        <table:table-row table:style-name="ro2">
          <table:table-cell table:style-name="ce2" office:value-type="string" calcext:value-type="string">
            <text:p>Item em Backlog</text:p>
          </table:table-cell>
          <table:table-cell table:style-name="ce2" office:value-type="string" calcext:value-type="string">
            <text:p>Prioridade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azo Original</text:p>
          </table:table-cell>
          <table:table-cell table:style-name="ce2" office:value-type="string" calcext:value-type="string">
            <text:p>Revisão do Sprint</text:p>
          </table:table-cell>
          <table:table-cell table:style-name="ce2" office:value-type="string" calcext:value-type="string">
            <text:p>Prazo Gasto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Requisito 1: Cadastro de Índice Pluviométrico de Chuva</text:p>
          </table:table-cell>
          <table:table-cell table:style-name="ce8"/>
          <table:table-cell table:style-name="ce10" table:number-columns-repeated="2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Layouts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Ítalo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5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cadastrar</text:p>
          </table:table-cell>
          <table:table-cell table:style-name="ce9" office:value-type="string" calcext:value-type="string">
            <text:p>Importante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6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consultar</text:p>
          </table:table-cell>
          <table:table-cell table:style-name="ce9" office:value-type="string" calcext:value-type="string">
            <text:p>Importante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7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atualizar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8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Função excluir <text:s/>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9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3" office:value-type="string" calcext:value-type="string">
            <text:p>Requisito 2: Gerador de Relatórios</text:p>
          </table:table-cell>
          <table:table-cell table:style-name="ce8"/>
          <table:table-cell table:style-name="ce10" table:number-columns-repeated="2"/>
          <table:table-cell table:style-name="ce12" table:number-columns-repeated="3"/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5" office:value-type="string" calcext:value-type="string">
            <text:p>Layout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Ítalo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1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elatório de chuva no mês</text:p>
          </table:table-cell>
          <table:table-cell table:style-name="ce9" office:value-type="string" calcext:value-type="string">
            <text:p>Importante</text:p>
          </table:table-cell>
          <table:table-cell table:style-name="ce4" office:value-type="string" calcext:value-type="string">
            <text:p>Ítalo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2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elatório de enchente por região</text:p>
          </table:table-cell>
          <table:table-cell table:style-name="ce9" office:value-type="string" calcext:value-type="string">
            <text:p>Importante</text:p>
          </table:table-cell>
          <table:table-cell table:style-name="ce4" office:value-type="string" calcext:value-type="string">
            <text:p>Ítalo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3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>
          <table:table-cell table:style-name="ce4" office:value-type="string" calcext:value-type="string">
            <text:p>Relatório de enchente por data</text:p>
          </table:table-cell>
          <table:table-cell table:style-name="ce9" office:value-type="string" calcext:value-type="string">
            <text:p>Essencial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Pendent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F14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style-name="ce6" table:formula="of:=SUM([.E4:.E14])" office:value-type="float" office:value="28" calcext:value-type="float">
            <text:p>28</text:p>
          </table:table-cell>
          <table:table-cell table:style-name="ce6" table:formula="of:=SUM([.F4:.F14])" office:value-type="float" office:value="0" calcext:value-type="float">
            <text:p>0</text:p>
          </table:table-cell>
          <table:table-cell table:style-name="ce6" table:formula="of:=SUM([.G4:.G14])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1001"/>
        </table:table-row>
        <table:table-row table:style-name="ro1" table:number-rows-repeated="96">
          <table:table-cell table:style-name="ce1"/>
          <table:table-cell table:style-name="ce7"/>
          <table:table-cell table:style-name="ce1" table:number-columns-repeated="21"/>
          <table:table-cell table:number-columns-repeated="1001"/>
        </table:table-row>
        <table:table-row table:style-name="ro1" table:number-rows-repeated="885">
          <table:table-cell/>
          <table:table-cell table:style-name="ce11"/>
          <table:table-cell table:number-columns-repeated="1022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00:23:45.6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print_20_1_20_" style:display-name="PageStyle_Sprint 1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2" style:display-name="PageStyle_Sprin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0:05:22.865000000</meta:creation-date>
    <dc:date>2019-06-28T00:32:05.075000000</dc:date>
    <meta:editing-duration>PT39M41S</meta:editing-duration>
    <meta:editing-cycles>7</meta:editing-cycles>
    <meta:generator>LibreOffice/5.4.0.3$Windows_X86_64 LibreOffice_project/7556cbc6811c9d992f4064ab9287069087d7f62c</meta:generator>
    <meta:document-statistic meta:table-count="2" meta:cell-count="1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0.003cm" svg:height="6.533cm" xlink:href=".." xlink:type="simple" chart:class="chart:line" chart:style-name="ch1">
        <chart:plot-area chart:style-name="ch2" table:cell-range-address="'Sprint 1 '.F3:'Sprint 1 '.F3 'Sprint 1 '.E22:'Sprint 1 '.E22" chart:data-source-has-labels="column" svg:x="0.4cm" svg:y="0.13cm" svg:width="19.203cm" svg:height="6.273cm">
          <chartooo:coordinate-region svg:x="1.763cm" svg:y="0.303cm" svg:width="17.84cm" svg:height="5.506cm"/>
          <chart:axis chart:dimension="x" chart:name="primary-x" chart:style-name="ch3" chartooo:axis-type="text">
            <chart:categories table:cell-range-address="'Sprint 1 '.F3:'Sprint 1 '.F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print 1 '.E22:'Sprint 1 '.E22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evisão do Sprint</text:p>
                <draw:g>
                  <svg:desc>'Sprint 1 '.F3:'Sprint 1 '.F3</svg:desc>
                </draw:g>
              </table:table-cell>
              <table:table-cell office:value-type="float" office:value="96">
                <text:p>96</text:p>
                <draw:g>
                  <svg:desc>'Sprint 1 '.E22:'Sprint 1 '.E2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0.003cm" svg:height="8.334cm" xlink:href=".." xlink:type="simple" chart:class="chart:line" chart:style-name="ch1">
        <chart:plot-area chart:style-name="ch2" table:cell-range-address="'Sprint 2'.F3:'Sprint 2'.F3 'Sprint 2'.E15:'Sprint 2'.E15" chart:data-source-has-labels="column" svg:x="0.4cm" svg:y="0.166cm" svg:width="19.203cm" svg:height="8.002cm">
          <chartooo:coordinate-region svg:x="1.763cm" svg:y="0.339cm" svg:width="17.84cm" svg:height="7.235cm"/>
          <chart:axis chart:dimension="x" chart:name="primary-x" chart:style-name="ch3" chartooo:axis-type="text">
            <chart:categories table:cell-range-address="'Sprint 2'.F3:'Sprint 2'.F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print 2'.E15:'Sprint 2'.E15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evisão do Sprint</text:p>
                <draw:g>
                  <svg:desc>'Sprint 2'.F3:'Sprint 2'.F3</svg:desc>
                </draw:g>
              </table:table-cell>
              <table:table-cell office:value-type="float" office:value="28">
                <text:p>28</text:p>
                <draw:g>
                  <svg:desc>'Sprint 2'.E15:'Sprint 2'.E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